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122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7.425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line-height="150%"/>
    </style:style>
    <style:style style:name="P2" style:family="paragraph">
      <style:paragraph-properties fo:margin-top="1.5cm" fo:margin-bottom="0.5cm" fo:line-height="100%"/>
    </style:style>
    <style:style style:name="P3" style:family="paragraph">
      <style:paragraph-properties fo:margin-top="1cm" fo:margin-bottom="0.5cm"/>
    </style:style>
    <style:style style:name="P4" style:family="paragraph">
      <style:text-properties fo:font-size="20p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7.425cm" svg:x="1.301cm" svg:y="3cm" presentation:class="title" presentation:user-transformed="true">
          <draw:text-box>
            <text:p>KIV/FJP<text:span text:style-name="T1"><text:line-break/></text:span><text:span text:style-name="T1"><text:line-break/></text:span><text:span text:style-name="T1">Tvorba překladače zvoleného jazyka</text:span><text:span text:style-name="T1"><text:line-break/></text:span><text:span text:style-name="T1"><text:line-break/></text:span><text:span text:style-name="T1"/></text:p>
          </draw:text-box>
        </draw:frame>
        <draw:frame presentation:style-name="pr2" draw:layer="layout" svg:width="25.199cm" svg:height="13.859cm" svg:x="1.4cm" svg:y="4.914cm" presentation:class="subtitle">
          <draw:text-box>
            <text:p/>
            <text:p>Jindřich Pouba</text:p>
            <text:p>Marek Šimůnek</text:p>
            <text:p>Jakub Zíka</text:p>
            <text:p>Ondřej Hovjacký</text:p>
          </draw:text-box>
        </draw:frame>
        <draw:frame draw:style-name="gr1" draw:layer="layout" svg:width="3.622cm" svg:height="0.963cm" svg:x="22cm" svg:y="18.5cm">
          <draw:text-box>
            <text:p>4.12.2015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ém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řeklad z jazyka Java do jazyka C</text:p>
              </text:list-item>
              <text:list-item>
                <text:p>Využití: překlad programu pro soutěž Pilsprog</text:p>
              </text:list-item>
              <text:list-item>
                <text:p>Přeložit pouze omezenou množinu konstrukcí</text:p>
              </text:list-item>
              <text:list-item>
                <text:p>Čitelnost přeloženého kódu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bsah</text:p>
          </draw:text-box>
        </draw:frame>
        <draw:frame presentation:style-name="pr5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Gramatika</text:p>
              </text:list-item>
              <text:list-item>
                <text:p text:style-name="P1">Lexikální analýza</text:p>
              </text:list-item>
              <text:list-item>
                <text:p text:style-name="P1">Syntaktická analýza</text:p>
              </text:list-item>
              <text:list-item>
                <text:p text:style-name="P1">Generování kódu</text:p>
                <text:p text:style-name="P1"/>
                <text:p text:style-name="P1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301cm" svg:y="1.5cm" presentation:class="title" presentation:user-transformed="true">
          <draw:text-box>
            <text:p>Gramatika</text:p>
          </draw:text-box>
        </draw:frame>
        <draw:frame presentation:style-name="pr5" draw:layer="layout" svg:width="25.199cm" svg:height="14.028cm" svg:x="1.301cm" svg:y="6cm" presentation:class="outline" presentation:user-transformed="true">
          <draw:text-box>
            <text:list text:style-name="L2">
              <text:list-item>
                <text:p text:style-name="P1">Některé konstrukce stejné jako v jazyce C</text:p>
              </text:list-item>
              <text:list-item>
                <text:p text:style-name="P1">Omezení velmi rozdílných kontrukcí (např dědičnost)</text:p>
              </text:list-item>
              <text:list-item>
                <text:p text:style-name="P1">Nutnost implementovat základní věci (třídy, knihovny – Scanner)</text:p>
                <text:p text:style-name="P1"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 text:style-name="P1">Lexikální analýza</text:p>
              </text:list-header>
            </text:list>
          </draw:text-box>
        </draw:frame>
        <draw:frame presentation:style-name="pr5" draw:layer="layout" svg:width="25.199cm" svg:height="13.859cm" svg:x="1.5cm" svg:y="6.5cm" presentation:class="outline" presentation:user-transformed="true">
          <draw:text-box>
            <text:list text:style-name="L2">
              <text:list-item>
                <text:p>Přidání 1 mezery kolem klíčových slov</text:p>
              </text:list-item>
              <text:list-item>
                <text:p>Odstranění přebytečných mezer kolem tokenů</text:p>
              </text:list-item>
              <text:list-item>
                <text:p>Ukládání tokenů do listu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1">Syntaktická analýza</text:p>
              </text:list-header>
            </text:list>
          </draw:text-box>
        </draw:frame>
        <draw:frame presentation:style-name="pr5" draw:text-style-name="P2" draw:layer="layout" svg:width="25.199cm" svg:height="13.859cm" svg:x="1.301cm" svg:y="5.641cm" presentation:class="outline" presentation:user-transformed="true">
          <draw:text-box>
            <text:list text:style-name="L2">
              <text:list-item>
                <text:p>Rekurzivním sestupem</text:p>
              </text:list-item>
              <text:list-item>
                <text:p>Strom v paměti </text:p>
              </text:list-item>
              <text:list-item>
                <text:p>Přepis stromu na ekvivalent v jazyce C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nerování kódů</text:p>
          </draw:text-box>
        </draw:frame>
        <draw:frame presentation:style-name="pr5" draw:text-style-name="P3" draw:layer="layout" svg:width="25.199cm" svg:height="13.859cm" svg:x="1.5cm" svg:y="5.641cm" presentation:class="outline" presentation:user-transformed="true">
          <draw:text-box>
            <text:list text:style-name="L2">
              <text:list-item>
                <text:p text:style-name="P3">Pro čitelnost formátovat generovaný kód</text:p>
              </text:list-item>
              <text:list-item>
                <text:p text:style-name="P3">Nová řádka podle složených závorek, středníků</text:p>
              </text:list-item>
              <text:list-item>
                <text:p text:style-name="P3">Odsazení podle úrovně zanoření</text:p>
                <text:p text:style-name="P3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Závě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Vedení projektu v gitu</text:p>
              </text:list-item>
              <text:list-item>
                <text:p>Schůzky</text:p>
              </text:list-item>
              <text:list-item>
                <text:p>Problémy: alokace a uvolňování pamět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0.801cm" svg:y="8cm" presentation:class="title" presentation:user-transformed="true">
          <draw:text-box>
            <text:p>Děkujeme za pozornost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bez_20_výplně_20_a_20_bez_20_čáry" style:display-name="Objekt bez výplně a bez čáry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4H30M16S</meta:editing-duration>
    <meta:editing-cycles>5</meta:editing-cycles>
    <meta:generator>OpenOffice/4.1.1$Win32 OpenOffice.org_project/411m6$Build-9775</meta:generator>
    <dc:date>2015-12-06T21:58:25.96</dc:date>
    <meta:document-statistic meta:object-count="57"/>
  </office:meta>
</office:document-meta>
</file>